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396in" table:align="left"/>
    </style:style>
    <style:style style:name="Table1.A" style:family="table-column">
      <style:table-column-properties style:column-width="0.9944in"/>
    </style:style>
    <style:style style:name="Table1.B" style:family="table-column">
      <style:table-column-properties style:column-width="4.8451in"/>
    </style:style>
    <style:style style:name="Table1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.B1" style:family="table-cell">
      <style:table-cell-properties style:vertical-align="middle" fo:padding="0.0729in" fo:border="0.05pt solid #000000"/>
    </style:style>
    <style:style style:name="Table1.B2" style:family="table-cell">
      <style:table-cell-properties style:vertical-align="middle" fo:padding="0.0729in" fo:border="0.05pt solid #000000"/>
    </style:style>
    <style:style style:name="Table1.B3" style:family="table-cell">
      <style:table-cell-properties style:vertical-align="middle" fo:padding="0.0729in" fo:border="0.05pt solid #000000"/>
    </style:style>
    <style:style style:name="Table1.B4" style:family="table-cell">
      <style:table-cell-properties style:vertical-align="middle" fo:padding="0.0729in" fo:border="0.05pt solid #000000"/>
    </style:style>
    <style:style style:name="Table1.B5" style:family="table-cell">
      <style:table-cell-properties style:vertical-align="middle" fo:padding="0.0729in" fo:border="0.05pt solid #000000"/>
    </style:style>
    <style:style style:name="Table1.B6" style:family="table-cell">
      <style:table-cell-properties style:vertical-align="middle" fo:padding="0.0729in" fo:border="0.05pt solid #000000"/>
    </style:style>
    <style:style style:name="Table1.B7" style:family="table-cell">
      <style:table-cell-properties style:vertical-align="middle" fo:padding="0.0729in" fo:border="0.05pt solid #000000"/>
    </style:style>
    <style:style style:name="Table2" style:family="table">
      <style:table-properties style:width="5.8396in" table:align="left"/>
    </style:style>
    <style:style style:name="Table2.A" style:family="table-column">
      <style:table-column-properties style:column-width="0.9944in"/>
    </style:style>
    <style:style style:name="Table2.B" style:family="table-column">
      <style:table-column-properties style:column-width="4.8451in"/>
    </style:style>
    <style:style style:name="Table2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2.B1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3" style:family="table">
      <style:table-properties style:width="5.8396in" table:align="left"/>
    </style:style>
    <style:style style:name="Table3.A" style:family="table-column">
      <style:table-column-properties style:column-width="0.9944in"/>
    </style:style>
    <style:style style:name="Table3.B" style:family="table-column">
      <style:table-column-properties style:column-width="4.8451in"/>
    </style:style>
    <style:style style:name="Table3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3.B1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B5" style:family="table-cell">
      <style:table-cell-properties style:vertical-align="middle" fo:padding="0.0729in" fo:border="0.05pt solid #000000"/>
    </style:style>
    <style:style style:name="Table3.B6" style:family="table-cell">
      <style:table-cell-properties style:vertical-align="middle" fo:padding="0.0729in" fo:border="0.05pt solid #000000"/>
    </style:style>
    <style:style style:name="Table3.B7" style:family="table-cell">
      <style:table-cell-properties style:vertical-align="middle" fo:padding="0.0729in" fo:border="0.05pt solid #000000"/>
    </style:style>
    <style:style style:name="Table5" style:family="table">
      <style:table-properties style:width="5.8396in" table:align="left"/>
    </style:style>
    <style:style style:name="Table5.A" style:family="table-column">
      <style:table-column-properties style:column-width="0.9944in"/>
    </style:style>
    <style:style style:name="Table5.B" style:family="table-column">
      <style:table-column-properties style:column-width="4.8451in"/>
    </style:style>
    <style:style style:name="Table5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5.B1" style:family="table-cell">
      <style:table-cell-properties style:vertical-align="middle" fo:padding="0.0729in" fo:border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B7" style:family="table-cell">
      <style:table-cell-properties style:vertical-align="middle" fo:padding="0.0729in" fo:border="0.05pt solid #000000"/>
    </style:style>
    <style:style style:name="Table4" style:family="table">
      <style:table-properties style:width="5.8396in" table:align="left"/>
    </style:style>
    <style:style style:name="Table4.A" style:family="table-column">
      <style:table-column-properties style:column-width="0.9944in"/>
    </style:style>
    <style:style style:name="Table4.B" style:family="table-column">
      <style:table-column-properties style:column-width="4.8451in"/>
    </style:style>
    <style:style style:name="Table4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4.B1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B5" style:family="table-cell">
      <style:table-cell-properties style:vertical-align="middle" fo:padding="0.0729in" fo:border="0.05pt solid #000000"/>
    </style:style>
    <style:style style:name="Table4.B6" style:family="table-cell">
      <style:table-cell-properties style:vertical-align="middle" fo:padding="0.0729in" fo:border="0.05pt solid #000000"/>
    </style:style>
    <style:style style:name="Table4.B7" style:family="table-cell">
      <style:table-cell-properties style:vertical-align="middle" fo:padding="0.0729in" fo:border="0.05pt solid #000000"/>
    </style:style>
    <style:style style:name="Table6" style:family="table">
      <style:table-properties style:width="5.8396in" table:align="left"/>
    </style:style>
    <style:style style:name="Table6.A" style:family="table-column">
      <style:table-column-properties style:column-width="0.9944in"/>
    </style:style>
    <style:style style:name="Table6.B" style:family="table-column">
      <style:table-column-properties style:column-width="4.8451in"/>
    </style:style>
    <style:style style:name="Table6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6.B1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B7" style:family="table-cell">
      <style:table-cell-properties style:vertical-align="middle" fo:padding="0.0729in" fo:border="0.05pt solid #000000"/>
    </style:style>
    <style:style style:name="Table7" style:family="table">
      <style:table-properties style:width="5.8396in" table:align="left"/>
    </style:style>
    <style:style style:name="Table7.A" style:family="table-column">
      <style:table-column-properties style:column-width="0.9944in"/>
    </style:style>
    <style:style style:name="Table7.B" style:family="table-column">
      <style:table-column-properties style:column-width="4.8451in"/>
    </style:style>
    <style:style style:name="Table7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7.B1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B6" style:family="table-cell">
      <style:table-cell-properties style:vertical-align="middle" fo:padding="0.0729in" fo:border="0.05pt solid #000000"/>
    </style:style>
    <style:style style:name="Table7.B7" style:family="table-cell">
      <style:table-cell-properties style:vertical-align="middle" fo:padding="0.0729in" fo:border="0.05pt solid #000000"/>
    </style:style>
    <style:style style:name="Table8" style:family="table">
      <style:table-properties style:width="5.8396in" table:align="left"/>
    </style:style>
    <style:style style:name="Table8.A" style:family="table-column">
      <style:table-column-properties style:column-width="0.9944in"/>
    </style:style>
    <style:style style:name="Table8.B" style:family="table-column">
      <style:table-column-properties style:column-width="4.8451in"/>
    </style:style>
    <style:style style:name="Table8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8.B1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B3" style:family="table-cell">
      <style:table-cell-properties style:vertical-align="middle" fo:padding="0.0729in" fo:border="0.05pt solid #000000"/>
    </style:style>
    <style:style style:name="Table8.B4" style:family="table-cell">
      <style:table-cell-properties style:vertical-align="middle" fo:padding="0.0729in" fo:border="0.05pt solid #000000"/>
    </style:style>
    <style:style style:name="Table8.B5" style:family="table-cell">
      <style:table-cell-properties style:vertical-align="middle" fo:padding="0.0729in" fo:border="0.05pt solid #000000"/>
    </style:style>
    <style:style style:name="Table8.B6" style:family="table-cell">
      <style:table-cell-properties style:vertical-align="middle" fo:padding="0.0729in" fo:border="0.05pt solid #000000"/>
    </style:style>
    <style:style style:name="Table8.B7" style:family="table-cell">
      <style:table-cell-properties style:vertical-align="middle" fo:padding="0.0729in" fo:border="0.05pt solid #000000"/>
    </style:style>
    <style:style style:name="Table9" style:family="table">
      <style:table-properties style:width="5.8396in" table:align="left"/>
    </style:style>
    <style:style style:name="Table9.A" style:family="table-column">
      <style:table-column-properties style:column-width="0.9944in"/>
    </style:style>
    <style:style style:name="Table9.B" style:family="table-column">
      <style:table-column-properties style:column-width="4.8451in"/>
    </style:style>
    <style:style style:name="Table9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9.B1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B3" style:family="table-cell">
      <style:table-cell-properties style:vertical-align="middle" fo:padding="0.0729in" fo:border="0.05pt solid #000000"/>
    </style:style>
    <style:style style:name="Table9.B4" style:family="table-cell">
      <style:table-cell-properties style:vertical-align="middle" fo:padding="0.0729in" fo:border="0.05pt solid #000000"/>
    </style:style>
    <style:style style:name="Table9.B5" style:family="table-cell">
      <style:table-cell-properties style:vertical-align="middle" fo:padding="0.0729in" fo:border="0.05pt solid #000000"/>
    </style:style>
    <style:style style:name="Table9.B6" style:family="table-cell">
      <style:table-cell-properties style:vertical-align="middle" fo:padding="0.0729in" fo:border="0.05pt solid #000000"/>
    </style:style>
    <style:style style:name="Table9.B7" style:family="table-cell">
      <style:table-cell-properties style:vertical-align="middle" fo:padding="0.0729in" fo:border="0.05pt solid #000000"/>
    </style:style>
    <style:style style:name="Table10" style:family="table">
      <style:table-properties style:width="5.8396in" table:align="left"/>
    </style:style>
    <style:style style:name="Table10.A" style:family="table-column">
      <style:table-column-properties style:column-width="0.9944in"/>
    </style:style>
    <style:style style:name="Table10.B" style:family="table-column">
      <style:table-column-properties style:column-width="4.8451in"/>
    </style:style>
    <style:style style:name="Table10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0.B1" style:family="table-cell">
      <style:table-cell-properties style:vertical-align="middle" fo:padding="0.0729in" fo:border="0.05pt solid #000000"/>
    </style:style>
    <style:style style:name="Table10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729in" fo:border="0.05pt solid #000000"/>
    </style:style>
    <style:style style:name="Table10.B4" style:family="table-cell">
      <style:table-cell-properties style:vertical-align="middle" fo:padding="0.0729in" fo:border="0.05pt solid #000000"/>
    </style:style>
    <style:style style:name="Table10.B5" style:family="table-cell">
      <style:table-cell-properties style:vertical-align="middle" fo:padding="0.0729in" fo:border="0.05pt solid #000000"/>
    </style:style>
    <style:style style:name="Table10.B6" style:family="table-cell">
      <style:table-cell-properties style:vertical-align="middle" fo:padding="0.0729in" fo:border="0.05pt solid #000000"/>
    </style:style>
    <style:style style:name="Table10.B7" style:family="table-cell">
      <style:table-cell-properties style:vertical-align="middle" fo:padding="0.0729in" fo:border="0.05pt solid #000000"/>
    </style:style>
    <style:style style:name="P1" style:family="paragraph" style:parent-style-name="Standard">
      <style:text-properties officeooo:paragraph-rsid="0011dc3a"/>
    </style:style>
    <style:style style:name="P2" style:family="paragraph" style:parent-style-name="Standard">
      <style:text-properties officeooo:paragraph-rsid="001bdc86"/>
    </style:style>
    <style:style style:name="P3" style:family="paragraph" style:parent-style-name="Standard">
      <style:text-properties officeooo:paragraph-rsid="00252713"/>
    </style:style>
    <style:style style:name="P4" style:family="paragraph" style:parent-style-name="Standard">
      <style:text-properties officeooo:paragraph-rsid="0026f3b6"/>
    </style:style>
    <style:style style:name="P5" style:family="paragraph" style:parent-style-name="Standard">
      <style:text-properties officeooo:paragraph-rsid="0029e52e"/>
    </style:style>
    <style:style style:name="P6" style:family="paragraph" style:parent-style-name="Standard">
      <style:text-properties officeooo:paragraph-rsid="002bb2ac"/>
    </style:style>
    <style:style style:name="P7" style:family="paragraph" style:parent-style-name="Standard">
      <style:text-properties officeooo:paragraph-rsid="002f81e3"/>
    </style:style>
    <style:style style:name="P8" style:family="paragraph" style:parent-style-name="Standard">
      <style:text-properties officeooo:paragraph-rsid="0031448e"/>
    </style:style>
    <style:style style:name="P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fo:background-color="transparent"/>
    </style:style>
    <style:style style:name="P1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27199" fo:background-color="transparent"/>
    </style:style>
    <style:style style:name="P1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3382f" fo:background-color="transparent"/>
    </style:style>
    <style:style style:name="P1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49ed6" fo:background-color="transparent"/>
    </style:style>
    <style:style style:name="P1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79a8c" fo:background-color="transparent"/>
    </style:style>
    <style:style style:name="P1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bdc86" fo:background-color="transparent"/>
    </style:style>
    <style:style style:name="P1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e4039" fo:background-color="transparent"/>
    </style:style>
    <style:style style:name="P1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52713" fo:background-color="transparent"/>
    </style:style>
    <style:style style:name="P1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6f3b6" fo:background-color="transparent"/>
    </style:style>
    <style:style style:name="P1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9e52e" fo:background-color="transparent"/>
    </style:style>
    <style:style style:name="P1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bb2ac" fo:background-color="transparent"/>
    </style:style>
    <style:style style:name="P2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e08eb" fo:background-color="transparent"/>
    </style:style>
    <style:style style:name="P2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f81e3" fo:background-color="transparent"/>
    </style:style>
    <style:style style:name="P2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31448e" fo:background-color="transparent"/>
    </style:style>
    <style:style style:name="P23" style:family="paragraph" style:parent-style-name="Text_20_body">
      <style:paragraph-properties fo:margin-left="0in" fo:margin-right="0in" fo:widows="1" fo:text-indent="0in" style:auto-text-indent="false" style:writing-mode="lr-tb"/>
    </style:style>
    <style:style style:name="P24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3382f"/>
    </style:style>
    <style:style style:name="P25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49ed6"/>
    </style:style>
    <style:style style:name="P26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79a8c"/>
    </style:style>
    <style:style style:name="P27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bdc86"/>
    </style:style>
    <style:style style:name="P28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52713"/>
    </style:style>
    <style:style style:name="P29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6f3b6"/>
    </style:style>
    <style:style style:name="P30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9e52e"/>
    </style:style>
    <style:style style:name="P31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bb2ac"/>
    </style:style>
    <style:style style:name="P32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f81e3"/>
    </style:style>
    <style:style style:name="P33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1448e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123131" fo:background-color="transparent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149ed6" fo:background-color="transparen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179a8c" fo:background-color="transparent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1bdc86" fo:background-color="transparen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252713" fo:background-color="transparen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26f3b6" fo:background-color="transparen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29e52e" fo:background-color="transparen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2bb2ac" fo:background-color="transparen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2f81e3" fo:background-color="transparen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31448e" fo:background-color="transparent"/>
    </style:style>
    <style:style style:name="P4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fo:background-color="transparent"/>
    </style:style>
    <style:style style:name="P4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11dc3a" fo:background-color="transparent"/>
    </style:style>
    <style:style style:name="P4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1bdc86" fo:background-color="transparent"/>
    </style:style>
    <style:style style:name="P4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252713" fo:background-color="transparent"/>
    </style:style>
    <style:style style:name="P4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26f3b6" fo:background-color="transparent"/>
    </style:style>
    <style:style style:name="P4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29e52e" fo:background-color="transparent"/>
    </style:style>
    <style:style style:name="P5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2bb2ac" fo:background-color="transparent"/>
    </style:style>
    <style:style style:name="P5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2f81e3" fo:background-color="transparent"/>
    </style:style>
    <style:style style:name="P5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31448e" fo:background-color="transparent"/>
    </style:style>
    <style:style style:name="P5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background-color="transparent"/>
    </style:style>
    <style:style style:name="P5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11dc3a" fo:background-color="transparent"/>
    </style:style>
    <style:style style:name="P5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19ceb0" fo:background-color="transparent"/>
    </style:style>
    <style:style style:name="P5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1bdc86" fo:background-color="transparent"/>
    </style:style>
    <style:style style:name="P5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252713" fo:background-color="transparent"/>
    </style:style>
    <style:style style:name="P5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26f3b6" fo:background-color="transparent"/>
    </style:style>
    <style:style style:name="P5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29e52e" fo:background-color="transparent"/>
    </style:style>
    <style:style style:name="P6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2e08eb" fo:background-color="transparent"/>
    </style:style>
    <style:style style:name="P6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2f81e3" fo:background-color="transparent"/>
    </style:style>
    <style:style style:name="P6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31448e" fo:background-color="transparent"/>
    </style:style>
    <style:style style:name="P6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11dc3a" fo:background-color="transparent"/>
    </style:style>
    <style:style style:name="P6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1bdc86" fo:background-color="transparent"/>
    </style:style>
    <style:style style:name="P6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252713" fo:background-color="transparent"/>
    </style:style>
    <style:style style:name="P6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26f3b6" fo:background-color="transparent"/>
    </style:style>
    <style:style style:name="P6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29e52e" fo:background-color="transparent"/>
    </style:style>
    <style:style style:name="P6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2bb2ac" fo:background-color="transparent"/>
    </style:style>
    <style:style style:name="P6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2f81e3" fo:background-color="transparent"/>
    </style:style>
    <style:style style:name="P7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31448e" fo:background-color="transparent"/>
    </style:style>
    <style:style style:name="P7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bdc86" officeooo:paragraph-rsid="001bdc86" fo:background-color="transparent"/>
    </style:style>
    <style:style style:name="P7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1e22e" officeooo:paragraph-rsid="0021e22e" fo:background-color="transparent"/>
    </style:style>
    <style:style style:name="P7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252713" fo:background-color="transparent"/>
    </style:style>
    <style:style style:name="P7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26f3b6" fo:background-color="transparent"/>
    </style:style>
    <style:style style:name="P7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29e52e" fo:background-color="transparent"/>
    </style:style>
    <style:style style:name="P7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2bb2ac" fo:background-color="transparent"/>
    </style:style>
    <style:style style:name="P7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2f81e3" fo:background-color="transparent"/>
    </style:style>
    <style:style style:name="P7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31448e" fo:background-color="transparent"/>
    </style:style>
    <style:style style:name="P7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6f3b6" officeooo:paragraph-rsid="0026f3b6" fo:background-color="transparent"/>
    </style:style>
    <style:style style:name="P8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b2414" officeooo:paragraph-rsid="002b2414" fo:background-color="transparent"/>
    </style:style>
    <style:style style:name="P8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b2414" officeooo:paragraph-rsid="002bb2ac" fo:background-color="transparent"/>
    </style:style>
    <style:style style:name="P8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b2414" officeooo:paragraph-rsid="002f81e3" fo:background-color="transparent"/>
    </style:style>
    <style:style style:name="P8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b2414" officeooo:paragraph-rsid="0031448e" fo:background-color="transparent"/>
    </style:style>
    <style:style style:name="P8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bb2ac" officeooo:paragraph-rsid="002bb2ac" fo:background-color="transparent"/>
    </style:style>
    <style:style style:name="P8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31448e" officeooo:paragraph-rsid="0031448e" fo:background-color="transparent"/>
    </style:style>
    <style:style style:name="P86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11dc3a" fo:background-color="transparent"/>
    </style:style>
    <style:style style:name="P87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1bdc86" fo:background-color="transparent"/>
    </style:style>
    <style:style style:name="P8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252713" fo:background-color="transparent"/>
    </style:style>
    <style:style style:name="P8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26f3b6" fo:background-color="transparent"/>
    </style:style>
    <style:style style:name="P90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29e52e" fo:background-color="transparent"/>
    </style:style>
    <style:style style:name="P91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2bb2ac" fo:background-color="transparent"/>
    </style:style>
    <style:style style:name="P9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2f81e3" fo:background-color="transparent"/>
    </style:style>
    <style:style style:name="P93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31448e" fo:background-color="transparent"/>
    </style:style>
    <style:style style:name="P94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fo:background-color="transparent"/>
    </style:style>
    <style:style style:name="P95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11dc3a" fo:background-color="transparent"/>
    </style:style>
    <style:style style:name="P96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1bdc86" fo:background-color="transparent"/>
    </style:style>
    <style:style style:name="P97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252713" fo:background-color="transparent"/>
    </style:style>
    <style:style style:name="P9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26f3b6" fo:background-color="transparent"/>
    </style:style>
    <style:style style:name="P9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29e52e" fo:background-color="transparent"/>
    </style:style>
    <style:style style:name="P100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2bb2ac" fo:background-color="transparent"/>
    </style:style>
    <style:style style:name="P101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2f81e3" fo:background-color="transparent"/>
    </style:style>
    <style:style style:name="P10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31448e" fo:background-color="transparent"/>
    </style:style>
    <style:style style:name="P103" style:family="paragraph" style:parent-style-name="Table_20_Contents">
      <style:paragraph-properties fo:margin-top="0in" fo:margin-bottom="0in" style:contextual-spacing="false" fo:line-height="120%" style:writing-mode="lr-tb"/>
      <style:text-properties fo:color="#009900" style:font-name="Arial" fo:font-size="9.75pt" fo:font-weight="bold" fo:background-color="transparent" style:font-weight-asian="bold" style:font-weight-complex="bold"/>
    </style:style>
    <style:style style:name="P104" style:family="paragraph" style:parent-style-name="Table_20_Contents">
      <style:paragraph-properties fo:margin-top="0in" fo:margin-bottom="0in" style:contextual-spacing="false" fo:line-height="120%" style:writing-mode="lr-tb"/>
      <style:text-properties fo:color="#ff3333" style:font-name="Arial" fo:font-size="9.75pt" fo:font-weight="bold" officeooo:paragraph-rsid="00179a8c" fo:background-color="transparent" style:font-weight-asian="bold" style:font-weight-complex="bold"/>
    </style:style>
    <style:style style:name="P105" style:family="paragraph" style:parent-style-name="Standard">
      <style:text-properties style:font-name="Arial1" fo:font-size="9.69999980926514pt" style:font-size-asian="9.69999980926514pt" style:font-size-complex="9.69999980926514pt"/>
    </style:style>
    <style:style style:name="P106" style:family="paragraph" style:parent-style-name="Standard" style:list-style-name="L1">
      <style:text-properties style:font-name="Arial1" fo:font-size="9.69999980926514pt" style:font-size-asian="9.69999980926514pt" style:font-size-complex="9.69999980926514pt"/>
    </style:style>
    <style:style style:name="P10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49ed6" fo:background-color="transparent"/>
    </style:style>
    <style:style style:name="P10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79a8c" fo:background-color="transparent"/>
    </style:style>
    <style:style style:name="P109" style:family="paragraph" style:parent-style-name="Text_20_body" style:list-style-name="L1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68618" fo:background-color="transparent"/>
    </style:style>
    <style:style style:name="P11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bdc86" fo:background-color="transparent"/>
    </style:style>
    <style:style style:name="P11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52713" fo:background-color="transparent"/>
    </style:style>
    <style:style style:name="P11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6f3b6" fo:background-color="transparent"/>
    </style:style>
    <style:style style:name="P11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9e52e" fo:background-color="transparent"/>
    </style:style>
    <style:style style:name="P11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bb2ac" fo:background-color="transparent"/>
    </style:style>
    <style:style style:name="P11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f81e3" fo:background-color="transparent"/>
    </style:style>
    <style:style style:name="P11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31448e" fo:background-color="transparent"/>
    </style:style>
    <style:style style:name="P11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3172ee" fo:background-color="transparent"/>
    </style:style>
    <style:style style:name="P11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32df8b" fo:background-color="transparent"/>
    </style:style>
    <style:style style:name="P11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335be7" fo:background-color="transparent"/>
    </style:style>
    <style:style style:name="P12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127199" officeooo:paragraph-rsid="00127199" fo:background-color="transparent"/>
    </style:style>
    <style:style style:name="P12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1e4039" officeooo:paragraph-rsid="001e4039" fo:background-color="transparent"/>
    </style:style>
    <style:style style:name="P12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1e4039" officeooo:paragraph-rsid="00252713" fo:background-color="transparent"/>
    </style:style>
    <style:style style:name="P12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1e4039" officeooo:paragraph-rsid="0026f3b6" fo:background-color="transparent"/>
    </style:style>
    <style:style style:name="P12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1e4039" officeooo:paragraph-rsid="0029e52e" fo:background-color="transparent"/>
    </style:style>
    <style:style style:name="P12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1e4039" officeooo:paragraph-rsid="002bb2ac" fo:background-color="transparent"/>
    </style:style>
    <style:style style:name="P12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1e4039" officeooo:paragraph-rsid="002f81e3" fo:background-color="transparent"/>
    </style:style>
    <style:style style:name="P12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1e4039" officeooo:paragraph-rsid="0031448e" fo:background-color="transparent"/>
    </style:style>
    <style:style style:name="P128" style:family="paragraph" style:parent-style-name="Text_20_body" style:list-style-name="L1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168618" fo:background-color="transparent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20%" fo:widows="1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1dc3a" officeooo:paragraph-rsid="00168618" fo:background-color="transparent"/>
    </style:style>
    <style:style style:name="P130" style:family="paragraph" style:parent-style-name="Text_20_body" style:list-style-name="L1">
      <style:paragraph-properties fo:margin-left="0in" fo:margin-right="0in" fo:margin-top="0in" fo:margin-bottom="0in" style:contextual-spacing="false" fo:line-height="120%" fo:widows="1" fo:text-indent="0in" style:auto-text-indent="false" fo:background-color="transparent" style:writing-mode="lr-tb">
        <style:background-image/>
      </style:paragraph-properties>
      <style:text-properties officeooo:paragraph-rsid="00168618"/>
    </style:style>
    <style:style style:name="P13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fo:font-weight="normal" officeooo:rsid="0011ba8a" officeooo:paragraph-rsid="001d69d2" fo:background-color="transparent" style:font-weight-asian="normal" style:font-weight-complex="normal"/>
    </style:style>
    <style:style style:name="P13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fo:background-color="transparent"/>
    </style:style>
    <style:style style:name="P13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11dc3a" fo:background-color="transparent"/>
    </style:style>
    <style:style style:name="P13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179a8c" fo:background-color="transparent"/>
    </style:style>
    <style:style style:name="P13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123131" fo:background-color="transparent"/>
    </style:style>
    <style:style style:name="P13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1bdc86" fo:background-color="transparent"/>
    </style:style>
    <style:style style:name="P13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252713" fo:background-color="transparent"/>
    </style:style>
    <style:style style:name="P13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26f3b6" fo:background-color="transparent"/>
    </style:style>
    <style:style style:name="P13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29e52e" fo:background-color="transparent"/>
    </style:style>
    <style:style style:name="P14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2bb2ac" fo:background-color="transparent"/>
    </style:style>
    <style:style style:name="P14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2f81e3" fo:background-color="transparent"/>
    </style:style>
    <style:style style:name="P14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31448e" fo:background-color="transparent"/>
    </style:style>
    <style:style style:name="P14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11dc3a" fo:background-color="transparent"/>
    </style:style>
    <style:style style:name="P14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179a8c" fo:background-color="transparent"/>
    </style:style>
    <style:style style:name="P14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123131" fo:background-color="transparent"/>
    </style:style>
    <style:style style:name="P14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1bdc86" fo:background-color="transparent"/>
    </style:style>
    <style:style style:name="P14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252713" fo:background-color="transparent"/>
    </style:style>
    <style:style style:name="P14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26f3b6" fo:background-color="transparent"/>
    </style:style>
    <style:style style:name="P14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29e52e" fo:background-color="transparent"/>
    </style:style>
    <style:style style:name="P15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2bb2ac" fo:background-color="transparent"/>
    </style:style>
    <style:style style:name="P15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2f81e3" fo:background-color="transparent"/>
    </style:style>
    <style:style style:name="P15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31448e" fo:background-color="transparent"/>
    </style:style>
    <style:style style:name="P15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ba8a" officeooo:paragraph-rsid="001a021b" fo:background-color="transparent"/>
    </style:style>
    <style:style style:name="P15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ba8a" officeooo:paragraph-rsid="0011dc3a" fo:background-color="transparent"/>
    </style:style>
    <style:style style:name="P15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79a8c" officeooo:paragraph-rsid="00179a8c" fo:background-color="transparent"/>
    </style:style>
    <style:style style:name="P15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179a8c"/>
    </style:style>
    <style:style style:name="P15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officeooo:paragraph-rsid="0011dc3a"/>
    </style:style>
    <style:style style:name="P15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paragraph-rsid="0011dc3a" fo:background-color="transparent"/>
    </style:style>
    <style:style style:name="P15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paragraph-rsid="00179a8c" fo:background-color="transparent"/>
    </style:style>
    <style:style style:name="P16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1dc3a" officeooo:paragraph-rsid="0011dc3a" fo:background-color="transparent"/>
    </style:style>
    <style:style style:name="P16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1dc3a" officeooo:paragraph-rsid="00123131" fo:background-color="transparent"/>
    </style:style>
    <style:style style:name="P16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1dc3a" officeooo:paragraph-rsid="001bdc86" fo:background-color="transparent"/>
    </style:style>
    <style:style style:name="P16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1dc3a" officeooo:paragraph-rsid="00252713" fo:background-color="transparent"/>
    </style:style>
    <style:style style:name="P16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1dc3a" officeooo:paragraph-rsid="0026f3b6" fo:background-color="transparent"/>
    </style:style>
    <style:style style:name="P16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1dc3a" officeooo:paragraph-rsid="0029e52e" fo:background-color="transparent"/>
    </style:style>
    <style:style style:name="P16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1dc3a" officeooo:paragraph-rsid="002bb2ac" fo:background-color="transparent"/>
    </style:style>
    <style:style style:name="P16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1dc3a" officeooo:paragraph-rsid="002f81e3" fo:background-color="transparent"/>
    </style:style>
    <style:style style:name="P16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1dc3a" officeooo:paragraph-rsid="0031448e" fo:background-color="transparent"/>
    </style:style>
    <style:style style:name="P16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style:font-name="Arial1" fo:font-size="9.69999980926514pt" officeooo:rsid="001d69d2" officeooo:paragraph-rsid="001d69d2" style:font-size-asian="9.69999980926514pt" style:font-size-complex="9.69999980926514pt"/>
    </style:style>
    <style:style style:name="P17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11dc3a" fo:background-color="transparent"/>
    </style:style>
    <style:style style:name="P171" style:family="paragraph" style:parent-style-name="Table_20_Contents" style:list-style-name="L1">
      <style:paragraph-properties style:writing-mode="lr-tb"/>
      <style:text-properties style:font-name="Arial1" fo:font-size="9.69999980926514pt" officeooo:paragraph-rsid="00252713" style:font-size-asian="9.69999980926514pt" style:font-size-complex="9.69999980926514pt"/>
    </style:style>
    <style:style style:name="P172" style:family="paragraph" style:parent-style-name="Table_20_Contents" style:list-style-name="L1">
      <style:paragraph-properties style:writing-mode="lr-tb"/>
      <style:text-properties style:font-name="Arial1" fo:font-size="9.69999980926514pt" officeooo:paragraph-rsid="0026f3b6" style:font-size-asian="9.69999980926514pt" style:font-size-complex="9.69999980926514pt"/>
    </style:style>
    <style:style style:name="P173" style:family="paragraph" style:parent-style-name="Table_20_Contents" style:list-style-name="L1">
      <style:paragraph-properties style:writing-mode="lr-tb"/>
      <style:text-properties style:font-name="Arial1" fo:font-size="9.69999980926514pt" officeooo:paragraph-rsid="0029e52e" style:font-size-asian="9.69999980926514pt" style:font-size-complex="9.69999980926514pt"/>
    </style:style>
    <style:style style:name="P174" style:family="paragraph" style:parent-style-name="Table_20_Contents" style:list-style-name="L1">
      <style:paragraph-properties style:writing-mode="lr-tb"/>
      <style:text-properties style:font-name="Arial1" fo:font-size="9.69999980926514pt" officeooo:paragraph-rsid="002bb2ac" style:font-size-asian="9.69999980926514pt" style:font-size-complex="9.69999980926514pt"/>
    </style:style>
    <style:style style:name="P175" style:family="paragraph" style:parent-style-name="Table_20_Contents" style:list-style-name="L1">
      <style:paragraph-properties style:writing-mode="lr-tb"/>
      <style:text-properties style:font-name="Arial1" fo:font-size="9.69999980926514pt" officeooo:paragraph-rsid="002f81e3" style:font-size-asian="9.69999980926514pt" style:font-size-complex="9.69999980926514pt"/>
    </style:style>
    <style:style style:name="P176" style:family="paragraph" style:parent-style-name="Table_20_Contents" style:list-style-name="L1">
      <style:paragraph-properties style:writing-mode="lr-tb"/>
      <style:text-properties style:font-name="Arial1" fo:font-size="9.69999980926514pt" officeooo:paragraph-rsid="0031448e" style:font-size-asian="9.69999980926514pt" style:font-size-complex="9.69999980926514pt"/>
    </style:style>
    <style:style style:name="T1" style:family="text">
      <style:text-properties fo:color="#000000" style:font-name="Arial" fo:font-size="9.75pt" officeooo:rsid="0011ba8a" fo:background-color="transparent" loext:char-shading-value="0"/>
    </style:style>
    <style:style style:name="T2" style:family="text">
      <style:text-properties fo:color="#000000" style:font-name="Arial" fo:font-size="9.75pt" officeooo:rsid="0011dc3a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8c" fo:background-color="transparent" loext:char-shading-value="0"/>
    </style:style>
    <style:style style:name="T5" style:family="text">
      <style:text-properties officeooo:rsid="0011dc3a"/>
    </style:style>
    <style:style style:name="T6" style:family="text">
      <style:text-properties fo:font-variant="normal" fo:text-transform="none" fo:color="#000000" style:font-name="Arial" fo:font-size="9.7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000000" style:font-name="Arial" fo:font-size="9.75pt" fo:letter-spacing="normal" fo:font-style="normal" fo:font-weight="normal" officeooo:rsid="00127199" fo:background-color="transparent" loext:char-shading-value="0"/>
    </style:style>
    <style:style style:name="T8" style:family="text">
      <style:text-properties fo:font-variant="normal" fo:text-transform="none" fo:color="#000000" style:font-name="Arial" fo:font-size="9.75pt" fo:letter-spacing="normal" fo:font-style="normal" fo:font-weight="normal" officeooo:rsid="0013382f" fo:background-color="transparent" loext:char-shading-value="0"/>
    </style:style>
    <style:style style:name="T9" style:family="text">
      <style:text-properties fo:font-variant="normal" fo:text-transform="none" fo:color="#000000" style:font-name="Arial" fo:font-size="9.75pt" fo:letter-spacing="normal" fo:font-style="normal" fo:font-weight="normal" officeooo:rsid="0011dc3a" fo:background-color="transparent" loext:char-shading-value="0"/>
    </style:style>
    <style:style style:name="T10" style:family="text">
      <style:text-properties fo:font-variant="normal" fo:text-transform="none" fo:color="#000000" style:font-name="Arial" fo:font-size="9.75pt" fo:letter-spacing="normal" fo:font-style="normal" fo:font-weight="normal" officeooo:rsid="00168618" fo:background-color="transparent" loext:char-shading-value="0"/>
    </style:style>
    <style:style style:name="T11" style:family="text">
      <style:text-properties fo:font-variant="normal" fo:text-transform="none" fo:color="#000000" style:font-name="Arial" fo:font-size="9.75pt" fo:letter-spacing="normal" fo:font-style="normal" fo:font-weight="normal" officeooo:rsid="00179a8c" fo:background-color="transparent" loext:char-shading-value="0"/>
    </style:style>
    <style:style style:name="T12" style:family="text">
      <style:text-properties fo:font-variant="normal" fo:text-transform="none" fo:color="#000000" style:font-name="Arial" fo:font-size="9.75pt" fo:letter-spacing="normal" fo:font-style="normal" fo:font-weight="normal" officeooo:rsid="001e4039" fo:background-color="transparent" loext:char-shading-value="0"/>
    </style:style>
    <style:style style:name="T13" style:family="text">
      <style:text-properties fo:font-variant="normal" fo:text-transform="none" fo:color="#000000" style:font-name="Arial" fo:font-size="9.75pt" fo:letter-spacing="normal" fo:font-style="normal" fo:font-weight="normal" officeooo:rsid="00233735" fo:background-color="transparent" loext:char-shading-value="0"/>
    </style:style>
    <style:style style:name="T14" style:family="text">
      <style:text-properties fo:font-variant="normal" fo:text-transform="none" fo:color="#000000" style:font-name="Arial" fo:font-size="9.75pt" fo:letter-spacing="normal" fo:font-style="normal" fo:font-weight="normal" officeooo:rsid="002e08eb" fo:background-color="transparent" loext:char-shading-value="0"/>
    </style:style>
    <style:style style:name="T15" style:family="text">
      <style:text-properties officeooo:rsid="00127199"/>
    </style:style>
    <style:style style:name="T16" style:family="text">
      <style:text-properties officeooo:rsid="0013382f"/>
    </style:style>
    <style:style style:name="T17" style:family="text">
      <style:text-properties officeooo:rsid="00149ed6"/>
    </style:style>
    <style:style style:name="T18" style:family="text">
      <style:text-properties officeooo:rsid="00168618"/>
    </style:style>
    <style:style style:name="T19" style:family="text">
      <style:text-properties officeooo:rsid="00179a8c"/>
    </style:style>
    <style:style style:name="T20" style:family="text">
      <style:text-properties officeooo:rsid="0019ceb0"/>
    </style:style>
    <style:style style:name="T21" style:family="text">
      <style:text-properties officeooo:rsid="001e4039"/>
    </style:style>
    <style:style style:name="T22" style:family="text">
      <style:text-properties officeooo:rsid="00252713"/>
    </style:style>
    <style:style style:name="T23" style:family="text">
      <style:text-properties officeooo:rsid="0026f3b6"/>
    </style:style>
    <style:style style:name="T24" style:family="text">
      <style:text-properties officeooo:rsid="002b2414"/>
    </style:style>
    <style:style style:name="T25" style:family="text">
      <style:text-properties officeooo:rsid="002bb2ac"/>
    </style:style>
    <style:style style:name="T26" style:family="text">
      <style:text-properties officeooo:rsid="002e08eb"/>
    </style:style>
    <style:style style:name="T27" style:family="text">
      <style:text-properties officeooo:rsid="0031448e"/>
    </style:style>
    <style:style style:name="T28" style:family="text">
      <style:text-properties officeooo:rsid="003172ee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0354in" text:min-label-width="0.1965in"/>
      </text:list-level-style-bullet>
      <text:list-level-style-bullet text:level="3" text:style-name="Bullet_20_Symbols" style:num-suffix="." text:bullet-char="•">
        <style:list-level-properties text:space-before="0.5264in" text:min-label-width="0.1965in"/>
      </text:list-level-style-bullet>
      <text:list-level-style-bullet text:level="4" text:style-name="Bullet_20_Symbols" style:num-suffix="." text:bullet-char="•">
        <style:list-level-properties text:space-before="1.0173in" text:min-label-width="0.1965in"/>
      </text:list-level-style-bullet>
      <text:list-level-style-bullet text:level="5" text:style-name="Bullet_20_Symbols" style:num-suffix="." text:bullet-char="•">
        <style:list-level-properties text:space-before="1.5083in" text:min-label-width="0.1965in"/>
      </text:list-level-style-bullet>
      <text:list-level-style-bullet text:level="6" text:style-name="Bullet_20_Symbols" style:num-suffix="." text:bullet-char="•">
        <style:list-level-properties text:space-before="1.9992in" text:min-label-width="0.1965in"/>
      </text:list-level-style-bullet>
      <text:list-level-style-bullet text:level="7" text:style-name="Bullet_20_Symbols" style:num-suffix="." text:bullet-char="•">
        <style:list-level-properties text:space-before="2.4902in" text:min-label-width="0.1965in"/>
      </text:list-level-style-bullet>
      <text:list-level-style-bullet text:level="8" text:style-name="Bullet_20_Symbols" style:num-suffix="." text:bullet-char="•">
        <style:list-level-properties text:space-before="2.9815in" text:min-label-width="0.1965in"/>
      </text:list-level-style-bullet>
      <text:list-level-style-bullet text:level="9" text:style-name="Bullet_20_Symbols" style:num-suffix="." text:bullet-char="•">
        <style:list-level-properties text:space-before="3.4724in" text:min-label-width="0.1965in"/>
      </text:list-level-style-bullet>
      <text:list-level-style-bullet text:level="10" text:style-name="Bullet_20_Symbols" style:num-suffix="." text:bullet-char="•">
        <style:list-level-properties text:space-before="3.96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ID #</text:p>
          </table:table-cell>
          <table:table-cell table:style-name="Table1.B1" office:value-type="string">
            <text:p text:style-name="P53">1</text:p>
          </table:table-cell>
        </table:table-row>
        <table:table-row>
          <table:table-cell table:style-name="Table1.A1" office:value-type="string">
            <text:p text:style-name="P44">Descrição</text:p>
          </table:table-cell>
          <table:table-cell table:style-name="Table1.B2" office:value-type="string">
            <text:p text:style-name="P53">Login - Autenticação de usuário</text:p>
          </table:table-cell>
        </table:table-row>
        <table:table-row>
          <table:table-cell table:style-name="Table1.A1" office:value-type="string">
            <text:p text:style-name="P44">Perfil</text:p>
          </table:table-cell>
          <table:table-cell table:style-name="Table1.B3" office:value-type="string">
            <text:p text:style-name="P53">Professor/Aluno</text:p>
          </table:table-cell>
        </table:table-row>
        <table:table-row>
          <table:table-cell table:style-name="Table1.A1" office:value-type="string">
            <text:p text:style-name="P44">Recurso</text:p>
          </table:table-cell>
          <table:table-cell table:style-name="Table1.B4" office:value-type="string">
            <text:p text:style-name="P53">/<text:span text:style-name="T5">mo409</text:span>/login</text:p>
          </table:table-cell>
        </table:table-row>
        <table:table-row>
          <table:table-cell table:style-name="Table1.A1" office:value-type="string">
            <text:p text:style-name="P44">Método</text:p>
          </table:table-cell>
          <table:table-cell table:style-name="Table1.B5" office:value-type="string">
            <text:p text:style-name="P53">POST</text:p>
          </table:table-cell>
        </table:table-row>
        <table:table-row>
          <table:table-cell table:style-name="Table1.A1" office:value-type="string">
            <text:p text:style-name="P94">Request </text:p>
          </table:table-cell>
          <table:table-cell table:style-name="Table1.B6" office:value-type="string">
            <text:list xml:id="list8710378950821045649" text:style-name="L1">
              <text:list-item>
                <text:list>
                  <text:list-item>
                    <text:p text:style-name="P131">Header</text:p>
                    <text:list>
                      <text:list-item>
                        <text:p text:style-name="P157"><text:span text:style-name="T1">E</text:span><text:span text:style-name="T2">xemplo</text:span></text:p>
                      </text:list-item>
                      <text:list-item>
                        <text:p text:style-name="P143">Authorization: Basic MTYxMjU1OnNlbmhh</text:p>
                      </text:list-item>
                      <text:list-item>
                        <text:p text:style-name="P143">Formado pelo X-Username : X-Password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.A1" office:value-type="string">
            <text:p text:style-name="P44">Response</text:p>
          </table:table-cell>
          <table:table-cell table:style-name="Table1.B7" office:value-type="string">
            <text:p text:style-name="P103">Sucesso:</text:p>
            <text:list xml:id="list195736820581327" text:continue-numbering="true" text:style-name="L1">
              <text:list-item>
                <text:list>
                  <text:list-item>
                    <text:p text:style-name="P143">Header: </text:p>
                    <text:list>
                      <text:list-item>
                        <text:p text:style-name="P158">Content-Type: application/json</text:p>
                      </text:list-item>
                      <text:list-item>
                        <text:p text:style-name="P132">HTTP Status Code 200</text:p>
                      </text:list-item>
                      <text:list-item>
                        <text:p text:style-name="P153">X-Auth-Token: token</text:p>
                      </text:list-item>
                    </text:list>
                  </text:list-item>
                  <text:list-item>
                    <text:p text:style-name="P132">Formato JSON:</text:p>
                  </text:list-item>
                </text:list>
              </text:list-item>
            </text:list>
            <text:p text:style-name="P35">Exemplo:</text:p>
            <text:p text:style-name="P12">{</text:p>
            <text:p text:style-name="P25"><text:span text:style-name="T6"><text:s text:c="7"/>“</text:span><text:span text:style-name="T7">id”</text:span><text:span text:style-name="T6">: “</text:span><text:span text:style-name="T7">1”</text:span><text:span text:style-name="T6">,</text:span></text:p>
            <text:p text:style-name="P12"><text:s text:c="7"/>“<text:span text:style-name="T17">nome”</text:span>: "<text:span text:style-name="T17">Lucas Carvalho</text:span>",</text:p>
            <text:p text:style-name="P12"><text:s text:c="7"/>“<text:span text:style-name="T18">email”: “ra1612655@dac.unicamp.br”,</text:span></text:p>
            <text:p text:style-name="P12"><text:s text:c="7"/>“<text:span text:style-name="T17">ra”: “161255”,</text:span></text:p>
            <text:p text:style-name="P12"><text:s text:c="7"/>“<text:span text:style-name="T17">papel”: “ROLE_ALUNO”</text:span></text:p>
            <text:p text:style-name="P12">}</text:p>
            <text:p text:style-name="P104"><text:span text:style-name="T19">Erro</text:span>:</text:p>
            <text:list xml:id="list195736698823983" text:continue-numbering="true" text:style-name="L1">
              <text:list-item>
                <text:list>
                  <text:list-item>
                    <text:p text:style-name="P144">Header: </text:p>
                    <text:list>
                      <text:list-item>
                        <text:p text:style-name="P159">Content-Type: application/json</text:p>
                      </text:list-item>
                      <text:list-item>
                        <text:p text:style-name="P156"><text:span text:style-name="T3">HTTP Status Code </text:span><text:span text:style-name="T4">401</text:span></text:p>
                      </text:list-item>
                    </text:list>
                  </text:list-item>
                  <text:list-item>
                    <text:p text:style-name="P134">Formato JSON:</text:p>
                    <text:list>
                      <text:list-item>
                        <text:p text:style-name="P155">Mensagem de erro: </text:p>
                        <text:list>
                          <text:list-item>
                            <text:p text:style-name="P155">Acesso negado</text:p>
                          </text:list-item>
                          <text:list-item>
                            <text:p text:style-name="P155">Token inválido</text:p>
                          </text:list-item>
                          <text:list-item>
                            <text:p text:style-name="P155">Sem permiss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6">Exemplo:</text:p>
            <text:p text:style-name="P13">{</text:p>
            <text:p text:style-name="P26"><text:span text:style-name="T6"><text:s text:c="7"/>“</text:span><text:span text:style-name="T11">mensagem</text:span><text:span text:style-name="T10">”: “</text:span><text:span text:style-name="T11">acesso negado”</text:span></text:p>
            <text:p text:style-name="P13">}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ID #</text:p>
          </table:table-cell>
          <table:table-cell table:style-name="Table2.B1" office:value-type="string">
            <text:p text:style-name="P63">2</text:p>
          </table:table-cell>
        </table:table-row>
        <table:table-row>
          <table:table-cell table:style-name="Table2.A1" office:value-type="string">
            <text:p text:style-name="P45">Descrição</text:p>
          </table:table-cell>
          <table:table-cell table:style-name="Table2.B2" office:value-type="string">
            <text:p text:style-name="P54"><text:span text:style-name="T5">Logout</text:span> - Autenticação de usuário</text:p>
          </table:table-cell>
        </table:table-row>
        <text:soft-page-break/>
        <table:table-row>
          <table:table-cell table:style-name="Table2.A1" office:value-type="string">
            <text:p text:style-name="P45">Perfil</text:p>
          </table:table-cell>
          <table:table-cell table:style-name="Table2.B3" office:value-type="string">
            <text:p text:style-name="P54">Professor/Aluno</text:p>
          </table:table-cell>
        </table:table-row>
        <table:table-row>
          <table:table-cell table:style-name="Table2.A1" office:value-type="string">
            <text:p text:style-name="P45">Recurso</text:p>
          </table:table-cell>
          <table:table-cell table:style-name="Table2.B4" office:value-type="string">
            <text:p text:style-name="P54">/<text:span text:style-name="T20">mo409/logout</text:span></text:p>
          </table:table-cell>
        </table:table-row>
        <table:table-row>
          <table:table-cell table:style-name="Table2.A1" office:value-type="string">
            <text:p text:style-name="P45">Método</text:p>
          </table:table-cell>
          <table:table-cell table:style-name="Table2.B5" office:value-type="string">
            <text:p text:style-name="P63">GET</text:p>
          </table:table-cell>
        </table:table-row>
        <table:table-row>
          <table:table-cell table:style-name="Table2.A1" office:value-type="string">
            <text:p text:style-name="P95">Request </text:p>
          </table:table-cell>
          <table:table-cell table:style-name="Table2.B6" office:value-type="string">
            <text:list xml:id="list195735981494139" text:continue-numbering="true" text:style-name="L1">
              <text:list-item>
                <text:list>
                  <text:list-item>
                    <text:p text:style-name="P169">Header</text:p>
                    <text:list>
                      <text:list-item>
                        <text:p text:style-name="P154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2.A1" office:value-type="string">
            <text:p text:style-name="P45">Response</text:p>
          </table:table-cell>
          <table:table-cell table:style-name="Table2.B7" office:value-type="string">
            <text:p text:style-name="P86">Sucesso:</text:p>
            <text:list xml:id="list195735142633586" text:continue-numbering="true" text:style-name="L1">
              <text:list-item>
                <text:p text:style-name="P143">Header</text:p>
                <text:list>
                  <text:list-item>
                    <text:p text:style-name="P160">Content-Type: application/json</text:p>
                  </text:list-item>
                  <text:list-item>
                    <text:p text:style-name="P133">HTTP Status Code 200</text:p>
                  </text:list-item>
                </text:list>
              </text:list-item>
              <text:list-item>
                <text:p text:style-name="P133">Formato JSON:</text:p>
              </text:list-item>
              <text:list-item>
                <text:p text:style-name="P128">Exemplo:</text:p>
              </text:list-item>
              <text:list-item>
                <text:p text:style-name="P109">{</text:p>
                <text:list>
                  <text:list-header>
                    <text:p text:style-name="P130"><text:span text:style-name="T9"><text:s text:c="7"/>“</text:span><text:span text:style-name="T10">mensagem</text:span><text:span text:style-name="T7">”</text:span><text:span text:style-name="T9">: “</text:span><text:span text:style-name="T10">ok</text:span><text:span text:style-name="T7">”</text:span></text:p>
                  </text:list-header>
                </text:list>
              </text:list-item>
            </text:list>
            <text:p text:style-name="P129">}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5">ID #</text:p>
          </table:table-cell>
          <table:table-cell table:style-name="Table3.B1" office:value-type="string">
            <text:p text:style-name="P63">3</text:p>
          </table:table-cell>
        </table:table-row>
        <table:table-row>
          <table:table-cell table:style-name="Table3.A1" office:value-type="string">
            <text:p text:style-name="P45">Descrição</text:p>
          </table:table-cell>
          <table:table-cell table:style-name="Table3.B2" office:value-type="string">
            <text:p text:style-name="P63">Professor – Visualizar Turmas para Abrir Chamada</text:p>
          </table:table-cell>
        </table:table-row>
        <table:table-row>
          <table:table-cell table:style-name="Table3.A1" office:value-type="string">
            <text:p text:style-name="P45">Perfil</text:p>
          </table:table-cell>
          <table:table-cell table:style-name="Table3.B3" office:value-type="string">
            <text:p text:style-name="P54">Professor</text:p>
          </table:table-cell>
        </table:table-row>
        <table:table-row>
          <table:table-cell table:style-name="Table3.A1" office:value-type="string">
            <text:p text:style-name="P45">Recurso</text:p>
          </table:table-cell>
          <table:table-cell table:style-name="Table3.B4" office:value-type="string">
            <text:p text:style-name="P55">/<text:span text:style-name="T20">mo409/professor/chamada</text:span></text:p>
          </table:table-cell>
        </table:table-row>
        <table:table-row>
          <table:table-cell table:style-name="Table3.A1" office:value-type="string">
            <text:p text:style-name="P45">Método</text:p>
          </table:table-cell>
          <table:table-cell table:style-name="Table3.B5" office:value-type="string">
            <text:p text:style-name="P63">GET</text:p>
          </table:table-cell>
        </table:table-row>
        <table:table-row>
          <table:table-cell table:style-name="Table3.A1" office:value-type="string">
            <text:p text:style-name="P95">Request </text:p>
          </table:table-cell>
          <table:table-cell table:style-name="Table3.B6" office:value-type="string">
            <text:list xml:id="list195736620087883" text:continue-numbering="true" text:style-name="L1">
              <text:list-item>
                <text:list>
                  <text:list-item>
                    <text:p text:style-name="P169">Header</text:p>
                    <text:list>
                      <text:list-item>
                        <text:p text:style-name="P154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3.A1" office:value-type="string">
            <text:p text:style-name="P45">Response</text:p>
          </table:table-cell>
          <table:table-cell table:style-name="Table3.B7" office:value-type="string">
            <text:p text:style-name="P86">Sucesso:</text:p>
            <text:list xml:id="list195737214014059" text:continue-numbering="true" text:style-name="L1">
              <text:list-item>
                <text:p text:style-name="P145">Header</text:p>
                <text:list>
                  <text:list-item>
                    <text:p text:style-name="P161">Content-Type: application/json</text:p>
                  </text:list-item>
                  <text:list-item>
                    <text:p text:style-name="P135">HTTP Status Code 200</text:p>
                  </text:list-item>
                </text:list>
              </text:list-item>
              <text:list-item>
                <text:p text:style-name="P133">Formato JSON:</text:p>
              </text:list-item>
            </text:list>
            <text:p text:style-name="P34">Exemplo:</text:p>
            <text:p text:style-name="P120">[</text:p>
            <text:p text:style-name="P10">{</text:p>
            <text:p text:style-name="P23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7">1”</text:span><text:span text:style-name="T6">,</text:span></text:p>
            <text:p text:style-name="P9"><text:s text:c="7"/>“<text:span text:style-name="T15">codTurma”</text:span>: "<text:span text:style-name="T15">A</text:span>",</text:p>
            <text:p text:style-name="P9"><text:s text:c="7"/>“<text:span text:style-name="T15">codDisciplina”: “MO409”,</text:span></text:p>
            <text:p text:style-name="P9"><text:s text:c="7"/>“<text:span text:style-name="T15">nomeDisciplina”: “Engenharia de Software I”</text:span></text:p>
            <text:p text:style-name="P10">},</text:p>
            <text:p text:style-name="P11">{</text:p>
            <text:p text:style-name="P24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8">2</text:span><text:span text:style-name="T7">”</text:span><text:span text:style-name="T6">,</text:span></text:p>
            <text:p text:style-name="P11"><text:soft-page-break/><text:s text:c="7"/>“<text:span text:style-name="T15">codTurma”</text:span>: "<text:span text:style-name="T16">B</text:span>",</text:p>
            <text:p text:style-name="P11"><text:s text:c="7"/>“<text:span text:style-name="T15">codDisciplina”: “MC302”,</text:span></text:p>
            <text:p text:style-name="P11"><text:s text:c="7"/>“<text:span text:style-name="T15">nomeDisciplina”: “Programação Orientada a Objetos”</text:span></text:p>
            <text:p text:style-name="P11">}</text:p>
            <text:p text:style-name="P120">]</text:p>
          </table:table-cell>
        </table:table-row>
      </table:table>
      <text:p text:style-name="P1"/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ID #</text:p>
          </table:table-cell>
          <table:table-cell table:style-name="Table5.B1" office:value-type="string">
            <text:p text:style-name="P72">4</text:p>
          </table:table-cell>
        </table:table-row>
        <table:table-row>
          <table:table-cell table:style-name="Table5.A1" office:value-type="string">
            <text:p text:style-name="P46">Descrição</text:p>
          </table:table-cell>
          <table:table-cell table:style-name="Table5.B2" office:value-type="string">
            <text:p text:style-name="P64">Professor – Abrir Chamada</text:p>
          </table:table-cell>
        </table:table-row>
        <table:table-row>
          <table:table-cell table:style-name="Table5.A1" office:value-type="string">
            <text:p text:style-name="P46">Perfil</text:p>
          </table:table-cell>
          <table:table-cell table:style-name="Table5.B3" office:value-type="string">
            <text:p text:style-name="P56">Professor</text:p>
          </table:table-cell>
        </table:table-row>
        <table:table-row>
          <table:table-cell table:style-name="Table5.A1" office:value-type="string">
            <text:p text:style-name="P46">Recurso</text:p>
          </table:table-cell>
          <table:table-cell table:style-name="Table5.B4" office:value-type="string">
            <text:p text:style-name="P56">/<text:span text:style-name="T20">mo409/professor/chamada/abrir</text:span></text:p>
          </table:table-cell>
        </table:table-row>
        <table:table-row>
          <table:table-cell table:style-name="Table5.A1" office:value-type="string">
            <text:p text:style-name="P46">Método</text:p>
          </table:table-cell>
          <table:table-cell table:style-name="Table5.B5" office:value-type="string">
            <text:p text:style-name="P71">POST</text:p>
          </table:table-cell>
        </table:table-row>
        <table:table-row>
          <table:table-cell table:style-name="Table5.A1" office:value-type="string">
            <text:p text:style-name="P96">Request</text:p>
          </table:table-cell>
          <table:table-cell table:style-name="Table5.B6" office:value-type="string">
            <text:list xml:id="list195735805807288" text:continue-numbering="true" text:style-name="L1">
              <text:list-item>
                <text:list>
                  <text:list-item>
                    <text:p text:style-name="P106">Header</text:p>
                    <text:list>
                      <text:list-item>
                        <text:p text:style-name="P106">X-Auth-Token: token</text:p>
                      </text:list-item>
                      <text:list-item>
                        <text:p text:style-name="P106">Content-Type: application/json</text:p>
                      </text:list-item>
                    </text:list>
                  </text:list-item>
                  <text:list-item>
                    <text:p text:style-name="P106">Body</text:p>
                    <text:list>
                      <text:list-item>
                        <text:p text:style-name="P106">Exemplo</text:p>
                      </text:list-item>
                    </text:list>
                  </text:list-item>
                </text:list>
              </text:list-item>
            </text:list>
            <text:p text:style-name="P105">[{</text:p>
            <text:p text:style-name="P105"><text:s text:c="4"/>"idTurma":1</text:p>
            <text:p text:style-name="P105">},</text:p>
            <text:p text:style-name="P105">{</text:p>
            <text:p text:style-name="P105"><text:s text:c="4"/>"idTurma":2</text:p>
            <text:p text:style-name="P105">}]</text:p>
          </table:table-cell>
        </table:table-row>
        <table:table-row>
          <table:table-cell table:style-name="Table5.A1" office:value-type="string">
            <text:p text:style-name="P46">Response</text:p>
          </table:table-cell>
          <table:table-cell table:style-name="Table5.B7" office:value-type="string">
            <text:p text:style-name="P87">Sucesso:</text:p>
            <text:list xml:id="list195736409453677" text:continue-numbering="true" text:style-name="L1">
              <text:list-item>
                <text:p text:style-name="P146">Header</text:p>
                <text:list>
                  <text:list-item>
                    <text:p text:style-name="P162">Content-Type: application/json</text:p>
                  </text:list-item>
                  <text:list-item>
                    <text:p text:style-name="P136">HTTP Status Code 200</text:p>
                  </text:list-item>
                </text:list>
              </text:list-item>
              <text:list-item>
                <text:p text:style-name="P136">Formato JSON:</text:p>
              </text:list-item>
            </text:list>
            <text:p text:style-name="P37">Exemplo:</text:p>
            <text:p text:style-name="P14">{</text:p>
            <text:p text:style-name="P27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14"><text:s text:c="7"/>“<text:span text:style-name="T21">horaInicio”</text:span>: "<text:span text:style-name="T21">10:00</text:span>",</text:p>
            <text:p text:style-name="P14"><text:s text:c="7"/>“<text:span text:style-name="T21">dataAula”: “10/06/2015”,</text:span></text:p>
            <text:p text:style-name="P15"><text:s text:c="7"/>“<text:span text:style-name="T21">turmas”: [ </text:span></text:p>
            <text:p text:style-name="P121"><text:s text:c="16"/>{ </text:p>
            <text:p text:style-name="P121"><text:s text:c="24"/>“idTurma”: “1”,</text:p>
            <text:p text:style-name="P15"><text:s text:c="24"/>“<text:span text:style-name="T21">codTurma</text:span>”:”<text:span text:style-name="T21">A</text:span>”,</text:p>
            <text:p text:style-name="P15"><text:s text:c="24"/>“<text:span text:style-name="T21">codDisciplina</text:span>”:”<text:span text:style-name="T21">MO409</text:span>”,</text:p>
            <text:p text:style-name="P15"><text:s text:c="24"/>“<text:span text:style-name="T21">nomeDisciplina</text:span>”:”<text:span text:style-name="T21">Engenharia de Software I”</text:span></text:p>
            <text:p text:style-name="P15"><text:s text:c="17"/><text:span text:style-name="T21">},</text:span></text:p>
            <text:p text:style-name="P15"><text:soft-page-break/><text:s text:c="17"/><text:span text:style-name="T21">{ </text:span></text:p>
            <text:p text:style-name="P121"><text:s text:c="24"/>“idTurma”: “1”,</text:p>
            <text:p text:style-name="P15"><text:s text:c="24"/>“<text:span text:style-name="T21">codTurma</text:span>”:”<text:span text:style-name="T21">A</text:span>”,</text:p>
            <text:p text:style-name="P15"><text:s text:c="24"/>“<text:span text:style-name="T21">codDisciplina</text:span>”:”<text:span text:style-name="T21">MO409</text:span>”,</text:p>
            <text:p text:style-name="P15"><text:s text:c="24"/>“<text:span text:style-name="T21">nomeDisciplina</text:span>”:”<text:span text:style-name="T21">Engenharia de Software I”</text:span></text:p>
            <text:p text:style-name="P15"><text:s text:c="17"/><text:span text:style-name="T21">}]</text:span></text:p>
            <text:p text:style-name="P14">}</text:p>
          </table:table-cell>
        </table:table-row>
      </table:table>
      <text:p text:style-name="P2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ID #</text:p>
          </table:table-cell>
          <table:table-cell table:style-name="Table4.B1" office:value-type="string">
            <text:p text:style-name="P73">5</text:p>
          </table:table-cell>
        </table:table-row>
        <table:table-row>
          <table:table-cell table:style-name="Table4.A1" office:value-type="string">
            <text:p text:style-name="P47">Descrição</text:p>
          </table:table-cell>
          <table:table-cell table:style-name="Table4.B2" office:value-type="string">
            <text:p text:style-name="P65">Professor – <text:span text:style-name="T22">Encerrar</text:span> Chamada</text:p>
          </table:table-cell>
        </table:table-row>
        <table:table-row>
          <table:table-cell table:style-name="Table4.A1" office:value-type="string">
            <text:p text:style-name="P47">Perfil</text:p>
          </table:table-cell>
          <table:table-cell table:style-name="Table4.B3" office:value-type="string">
            <text:p text:style-name="P57">Professor</text:p>
          </table:table-cell>
        </table:table-row>
        <table:table-row>
          <table:table-cell table:style-name="Table4.A1" office:value-type="string">
            <text:p text:style-name="P47">Recurso</text:p>
          </table:table-cell>
          <table:table-cell table:style-name="Table4.B4" office:value-type="string">
            <text:p text:style-name="P61">/<text:span text:style-name="T20">mo409/professor/chamada/{idChamada}/encerrar</text:span></text:p>
          </table:table-cell>
        </table:table-row>
        <table:table-row>
          <table:table-cell table:style-name="Table4.A1" office:value-type="string">
            <text:p text:style-name="P47">Método</text:p>
          </table:table-cell>
          <table:table-cell table:style-name="Table4.B5" office:value-type="string">
            <text:p text:style-name="P73">GET</text:p>
          </table:table-cell>
        </table:table-row>
        <table:table-row>
          <table:table-cell table:style-name="Table4.A1" office:value-type="string">
            <text:p text:style-name="P97">Request</text:p>
          </table:table-cell>
          <table:table-cell table:style-name="Table4.B6" office:value-type="string">
            <text:list xml:id="list195735509843849" text:continue-numbering="true" text:style-name="L1">
              <text:list-item>
                <text:list>
                  <text:list-item>
                    <text:p text:style-name="P171">Header</text:p>
                    <text:list>
                      <text:list-item>
                        <text:p text:style-name="P171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4.A1" office:value-type="string">
            <text:p text:style-name="P47">Response</text:p>
          </table:table-cell>
          <table:table-cell table:style-name="Table4.B7" office:value-type="string">
            <text:p text:style-name="P88">Sucesso:</text:p>
            <text:list xml:id="list195736559883746" text:continue-numbering="true" text:style-name="L1">
              <text:list-item>
                <text:p text:style-name="P147">Header</text:p>
                <text:list>
                  <text:list-item>
                    <text:p text:style-name="P163">Content-Type: application/json</text:p>
                  </text:list-item>
                  <text:list-item>
                    <text:p text:style-name="P137">HTTP Status Code 200</text:p>
                  </text:list-item>
                </text:list>
              </text:list-item>
              <text:list-item>
                <text:p text:style-name="P137">Formato JSON:</text:p>
              </text:list-item>
            </text:list>
            <text:p text:style-name="P38">Exemplo:</text:p>
            <text:p text:style-name="P16">{</text:p>
            <text:p text:style-name="P28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16"><text:s text:c="7"/>“<text:span text:style-name="T21">horaInicio”</text:span>: "<text:span text:style-name="T21">10:00</text:span>",</text:p>
            <text:p text:style-name="P16"><text:s text:c="7"/>“<text:span text:style-name="T21">horaFim”</text:span>: "<text:span text:style-name="T21">12:00</text:span>",</text:p>
            <text:p text:style-name="P16"><text:s text:c="7"/>“<text:span text:style-name="T21">dataChamada”: “10/06/2015”,</text:span></text:p>
            <text:p text:style-name="P117"><text:s text:c="7"/>“<text:span text:style-name="T28">numeroPresentes”: “30/50”,</text:span></text:p>
            <text:p text:style-name="P16"><text:s text:c="7"/>“<text:span text:style-name="T21">turmas”: [ </text:span></text:p>
            <text:p text:style-name="P122"><text:s text:c="16"/>{ </text:p>
            <text:p text:style-name="P122"><text:s text:c="24"/>“idTurma”: “1”,</text:p>
            <text:p text:style-name="P16"><text:s text:c="24"/>“<text:span text:style-name="T21">codTurma</text:span>”:”<text:span text:style-name="T21">A</text:span>”,</text:p>
            <text:p text:style-name="P16"><text:s text:c="24"/>“<text:span text:style-name="T21">codDisciplina</text:span>”:”<text:span text:style-name="T21">MO409</text:span>”,</text:p>
            <text:p text:style-name="P16"><text:s text:c="24"/>“<text:span text:style-name="T21">nomeDisciplina</text:span>”:”<text:span text:style-name="T21">Engenharia de Software I”,</text:span></text:p>
            <text:p text:style-name="P117"><text:s text:c="24"/>“<text:span text:style-name="T28">nomeProfessor”:”Eliane Martins”</text:span></text:p>
            <text:p text:style-name="P16"><text:s text:c="17"/><text:span text:style-name="T21">},</text:span></text:p>
            <text:p text:style-name="P16"><text:s text:c="17"/><text:span text:style-name="T21">{ </text:span></text:p>
            <text:p text:style-name="P122"><text:soft-page-break/><text:s text:c="24"/>“idTurma”: “1”,</text:p>
            <text:p text:style-name="P16"><text:s text:c="24"/>“<text:span text:style-name="T21">codTurma</text:span>”:”<text:span text:style-name="T21">A</text:span>”,</text:p>
            <text:p text:style-name="P16"><text:s text:c="24"/>“<text:span text:style-name="T21">codDisciplina</text:span>”:”<text:span text:style-name="T21">MO409</text:span>”,</text:p>
            <text:p text:style-name="P16"><text:s text:c="24"/>“<text:span text:style-name="T21">nomeDisciplina</text:span>”:”<text:span text:style-name="T21">Engenharia de Software I”,</text:span></text:p>
            <text:p text:style-name="P117"><text:s text:c="24"/>“<text:span text:style-name="T28">nomeProfessor”:”Eliane Martins”</text:span></text:p>
            <text:p text:style-name="P16"><text:s text:c="17"/><text:span text:style-name="T21">}]</text:span></text:p>
            <text:p text:style-name="P16">}</text:p>
          </table:table-cell>
        </table:table-row>
      </table:table>
      <text:p text:style-name="P3"/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8">ID #</text:p>
          </table:table-cell>
          <table:table-cell table:style-name="Table6.B1" office:value-type="string">
            <text:p text:style-name="P79">6</text:p>
          </table:table-cell>
        </table:table-row>
        <table:table-row>
          <table:table-cell table:style-name="Table6.A1" office:value-type="string">
            <text:p text:style-name="P48">Descrição</text:p>
          </table:table-cell>
          <table:table-cell table:style-name="Table6.B2" office:value-type="string">
            <text:p text:style-name="P66">Professor – <text:span text:style-name="T23">Notificação Frequência</text:span></text:p>
          </table:table-cell>
        </table:table-row>
        <table:table-row>
          <table:table-cell table:style-name="Table6.A1" office:value-type="string">
            <text:p text:style-name="P48">Perfil</text:p>
          </table:table-cell>
          <table:table-cell table:style-name="Table6.B3" office:value-type="string">
            <text:p text:style-name="P58">Professor</text:p>
          </table:table-cell>
        </table:table-row>
        <table:table-row>
          <table:table-cell table:style-name="Table6.A1" office:value-type="string">
            <text:p text:style-name="P48">Recurso</text:p>
          </table:table-cell>
          <table:table-cell table:style-name="Table6.B4" office:value-type="string">
            <text:p text:style-name="P61">/<text:span text:style-name="T20">mo409/professor/chamada/{idChamada}/relatorio</text:span></text:p>
          </table:table-cell>
        </table:table-row>
        <table:table-row>
          <table:table-cell table:style-name="Table6.A1" office:value-type="string">
            <text:p text:style-name="P48">Método</text:p>
          </table:table-cell>
          <table:table-cell table:style-name="Table6.B5" office:value-type="string">
            <text:p text:style-name="P74">GET</text:p>
          </table:table-cell>
        </table:table-row>
        <table:table-row>
          <table:table-cell table:style-name="Table6.A1" office:value-type="string">
            <text:p text:style-name="P98">Request</text:p>
          </table:table-cell>
          <table:table-cell table:style-name="Table6.B6" office:value-type="string">
            <text:list xml:id="list195736161219031" text:continue-numbering="true" text:style-name="L1">
              <text:list-item>
                <text:list>
                  <text:list-item>
                    <text:p text:style-name="P172">Header</text:p>
                    <text:list>
                      <text:list-item>
                        <text:p text:style-name="P172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6.A1" office:value-type="string">
            <text:p text:style-name="P48">Response</text:p>
          </table:table-cell>
          <table:table-cell table:style-name="Table6.B7" office:value-type="string">
            <text:p text:style-name="P89">Sucesso:</text:p>
            <text:list xml:id="list195737014264183" text:continue-numbering="true" text:style-name="L1">
              <text:list-item>
                <text:p text:style-name="P148">Header</text:p>
                <text:list>
                  <text:list-item>
                    <text:p text:style-name="P164">Content-Type: application/json</text:p>
                  </text:list-item>
                  <text:list-item>
                    <text:p text:style-name="P138">HTTP Status Code 200</text:p>
                  </text:list-item>
                </text:list>
              </text:list-item>
              <text:list-item>
                <text:p text:style-name="P138">Formato JSON:</text:p>
              </text:list-item>
            </text:list>
            <text:p text:style-name="P39">Exemplo:</text:p>
            <text:p text:style-name="P17">{</text:p>
            <text:p text:style-name="P29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17"><text:s text:c="7"/>“<text:span text:style-name="T21">horaInicio”</text:span>: "<text:span text:style-name="T21">10:00</text:span>",</text:p>
            <text:p text:style-name="P17"><text:s text:c="7"/>“<text:span text:style-name="T21">horaFim”</text:span>: "<text:span text:style-name="T21">12:00</text:span>",</text:p>
            <text:p text:style-name="P17"><text:s text:c="7"/>“<text:span text:style-name="T21">dataChamada”: “10/06/2015”,</text:span></text:p>
            <text:p text:style-name="P17"><text:s text:c="7"/>“<text:span text:style-name="T21">turmas”: [ </text:span></text:p>
            <text:p text:style-name="P123"><text:s text:c="16"/>{ </text:p>
            <text:p text:style-name="P123"><text:s text:c="24"/>“idTurma”: “1”,</text:p>
            <text:p text:style-name="P17"><text:s text:c="24"/>“<text:span text:style-name="T21">codTurma</text:span>”:”<text:span text:style-name="T21">A</text:span>”,</text:p>
            <text:p text:style-name="P17"><text:s text:c="24"/>“<text:span text:style-name="T21">codDisciplina</text:span>”:”<text:span text:style-name="T21">MO409</text:span>”,</text:p>
            <text:p text:style-name="P17"><text:s text:c="24"/>“<text:span text:style-name="T21">nomeDisciplina</text:span>”:”<text:span text:style-name="T21">Engenharia de Software I”,</text:span></text:p>
            <text:p text:style-name="P17"><text:s text:c="24"/><text:bookmark-start text:name="__DdeLink__1549_431467073"/>“<text:span text:style-name="T28">nomeProfessor”:”Eliane Martins”</text:span><text:bookmark-end text:name="__DdeLink__1549_431467073"/></text:p>
            <text:p text:style-name="P17"><text:s text:c="17"/><text:span text:style-name="T21">},</text:span></text:p>
            <text:p text:style-name="P17"><text:s text:c="17"/><text:span text:style-name="T21">{ </text:span></text:p>
            <text:p text:style-name="P123"><text:s text:c="24"/>“idTurma”: “1”,</text:p>
            <text:p text:style-name="P17"><text:soft-page-break/><text:s text:c="24"/>“<text:span text:style-name="T21">codTurma</text:span>”:”<text:span text:style-name="T21">A</text:span>”,</text:p>
            <text:p text:style-name="P17"><text:s text:c="24"/>“<text:span text:style-name="T21">codDisciplina</text:span>”:”<text:span text:style-name="T21">MC302</text:span>”,</text:p>
            <text:p text:style-name="P17"><text:s text:c="24"/>“<text:span text:style-name="T21">nomeDisciplina</text:span>”:”<text:span text:style-name="T28">Programação Orientada a Objetos”,</text:span></text:p>
            <text:p text:style-name="P117"><text:s text:c="24"/>“<text:span text:style-name="T28">nomeProfessor”:”Eliane Martins”</text:span></text:p>
            <text:p text:style-name="P17"><text:s text:c="17"/><text:span text:style-name="T21">}],</text:span></text:p>
            <text:p text:style-name="P17"><text:s text:c="6"/>“<text:span text:style-name="T23">frequencia”: [ </text:span></text:p>
            <text:p text:style-name="P123"><text:s text:c="16"/>{ </text:p>
            <text:p text:style-name="P123"><text:s text:c="24"/>“raAluno”: “161255”,</text:p>
            <text:p text:style-name="P17"><text:s text:c="24"/>“<text:span text:style-name="T23">nome</text:span>”:”<text:span text:style-name="T23">Lucas Augusto Carvalho</text:span>”,</text:p>
            <text:p text:style-name="P17"><text:s text:c="24"/>“<text:span text:style-name="T23">status</text:span>”:”<text:span text:style-name="T23">Presente</text:span>”</text:p>
            <text:p text:style-name="P17"><text:s text:c="17"/><text:span text:style-name="T21">},</text:span></text:p>
            <text:p text:style-name="P17"><text:s text:c="17"/><text:span text:style-name="T21">{ </text:span></text:p>
            <text:p text:style-name="P123"><text:s text:c="24"/>“raAluno”: “121551”,</text:p>
            <text:p text:style-name="P17"><text:s text:c="24"/>“<text:span text:style-name="T23">nome</text:span>”:”<text:span text:style-name="T23">João Ninguém</text:span>”,</text:p>
            <text:p text:style-name="P17"><text:s text:c="24"/>“<text:span text:style-name="T23">status</text:span>”:”<text:span text:style-name="T23">Ausente</text:span>”</text:p>
            <text:p text:style-name="P17"><text:s text:c="17"/><text:span text:style-name="T21">}]</text:span></text:p>
            <text:p text:style-name="P17">}</text:p>
          </table:table-cell>
        </table:table-row>
      </table:table>
      <text:p text:style-name="P4"/>
      <text:p text:style-name="P4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9">ID #</text:p>
          </table:table-cell>
          <table:table-cell table:style-name="Table7.B1" office:value-type="string">
            <text:p text:style-name="P80">7</text:p>
          </table:table-cell>
        </table:table-row>
        <table:table-row>
          <table:table-cell table:style-name="Table7.A1" office:value-type="string">
            <text:p text:style-name="P49">Descrição</text:p>
          </table:table-cell>
          <table:table-cell table:style-name="Table7.B2" office:value-type="string">
            <text:p text:style-name="P67"><text:span text:style-name="T24">Aluno</text:span> – <text:span text:style-name="T24">Visualizar Turma com Chamada Aberta</text:span></text:p>
          </table:table-cell>
        </table:table-row>
        <table:table-row>
          <table:table-cell table:style-name="Table7.A1" office:value-type="string">
            <text:p text:style-name="P49">Perfil</text:p>
          </table:table-cell>
          <table:table-cell table:style-name="Table7.B3" office:value-type="string">
            <text:p text:style-name="P80">Aluno</text:p>
          </table:table-cell>
        </table:table-row>
        <table:table-row>
          <table:table-cell table:style-name="Table7.A1" office:value-type="string">
            <text:p text:style-name="P49">Recurso</text:p>
          </table:table-cell>
          <table:table-cell table:style-name="Table7.B4" office:value-type="string">
            <text:p text:style-name="P59">/<text:span text:style-name="T20">mo409/aluno/chamada</text:span></text:p>
          </table:table-cell>
        </table:table-row>
        <table:table-row>
          <table:table-cell table:style-name="Table7.A1" office:value-type="string">
            <text:p text:style-name="P49">Método</text:p>
          </table:table-cell>
          <table:table-cell table:style-name="Table7.B5" office:value-type="string">
            <text:p text:style-name="P75">GET</text:p>
          </table:table-cell>
        </table:table-row>
        <table:table-row>
          <table:table-cell table:style-name="Table7.A1" office:value-type="string">
            <text:p text:style-name="P99">Request</text:p>
          </table:table-cell>
          <table:table-cell table:style-name="Table7.B6" office:value-type="string">
            <text:list xml:id="list195735311859767" text:continue-numbering="true" text:style-name="L1">
              <text:list-item>
                <text:list>
                  <text:list-item>
                    <text:p text:style-name="P173">Header</text:p>
                    <text:list>
                      <text:list-item>
                        <text:p text:style-name="P173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7.A1" office:value-type="string">
            <text:p text:style-name="P49">Response</text:p>
          </table:table-cell>
          <table:table-cell table:style-name="Table7.B7" office:value-type="string">
            <text:p text:style-name="P90">Sucesso:</text:p>
            <text:list xml:id="list195736673891246" text:continue-numbering="true" text:style-name="L1">
              <text:list-item>
                <text:p text:style-name="P149">Header</text:p>
                <text:list>
                  <text:list-item>
                    <text:p text:style-name="P165">Content-Type: application/json</text:p>
                  </text:list-item>
                  <text:list-item>
                    <text:p text:style-name="P139">HTTP Status Code 200</text:p>
                  </text:list-item>
                </text:list>
              </text:list-item>
              <text:list-item>
                <text:p text:style-name="P139">Formato JSON:</text:p>
              </text:list-item>
            </text:list>
            <text:p text:style-name="P40">Exemplo:</text:p>
            <text:p text:style-name="P18">{</text:p>
            <text:p text:style-name="P30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18"><text:s text:c="7"/>“<text:span text:style-name="T21">horaInicio”</text:span>: "<text:span text:style-name="T21">10:00</text:span>",</text:p>
            <text:p text:style-name="P18"><text:s text:c="7"/>“<text:span text:style-name="T21">horaFim”</text:span>: "<text:span text:style-name="T21">12:00</text:span>",</text:p>
            <text:p text:style-name="P18"><text:soft-page-break/><text:s text:c="7"/>“<text:span text:style-name="T21">dataChamada”: “10/06/2015”,</text:span></text:p>
            <text:p text:style-name="P18"><text:s text:c="7"/>“<text:span text:style-name="T21">turma”: </text:span></text:p>
            <text:p text:style-name="P124"><text:s text:c="16"/>{ </text:p>
            <text:p text:style-name="P124"><text:s text:c="24"/>“idTurma”: “1”,</text:p>
            <text:p text:style-name="P18"><text:s text:c="24"/>“<text:span text:style-name="T21">codTurma</text:span>”:”<text:span text:style-name="T21">A</text:span>”,</text:p>
            <text:p text:style-name="P18"><text:s text:c="24"/>“<text:span text:style-name="T21">codDisciplina</text:span>”:”<text:span text:style-name="T21">MO409</text:span>”,</text:p>
            <text:p text:style-name="P18"><text:s text:c="24"/>“<text:span text:style-name="T21">nomeDisciplina</text:span>”:”<text:span text:style-name="T21">Engenharia de Software I”,</text:span></text:p>
            <text:p text:style-name="P118"><text:s text:c="24"/>“<text:span text:style-name="T28">nomeProfessor”:”Eliane Martins”</text:span></text:p>
            <text:p text:style-name="P18"><text:s text:c="17"/><text:span text:style-name="T21">}</text:span></text:p>
            <text:p text:style-name="P18">}</text:p>
          </table:table-cell>
        </table:table-row>
      </table:table>
      <text:p text:style-name="P5"/>
      <text:p text:style-name="P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0">ID #</text:p>
          </table:table-cell>
          <table:table-cell table:style-name="Table8.B1" office:value-type="string">
            <text:p text:style-name="P84">8</text:p>
          </table:table-cell>
        </table:table-row>
        <table:table-row>
          <table:table-cell table:style-name="Table8.A1" office:value-type="string">
            <text:p text:style-name="P50">Descrição</text:p>
          </table:table-cell>
          <table:table-cell table:style-name="Table8.B2" office:value-type="string">
            <text:p text:style-name="P68"><text:span text:style-name="T24">Aluno</text:span> – <text:span text:style-name="T25">Fazer CheckIn</text:span></text:p>
          </table:table-cell>
        </table:table-row>
        <table:table-row>
          <table:table-cell table:style-name="Table8.A1" office:value-type="string">
            <text:p text:style-name="P50">Perfil</text:p>
          </table:table-cell>
          <table:table-cell table:style-name="Table8.B3" office:value-type="string">
            <text:p text:style-name="P81">Aluno</text:p>
          </table:table-cell>
        </table:table-row>
        <table:table-row>
          <table:table-cell table:style-name="Table8.A1" office:value-type="string">
            <text:p text:style-name="P50">Recurso</text:p>
          </table:table-cell>
          <table:table-cell table:style-name="Table8.B4" office:value-type="string">
            <text:p text:style-name="P60">/<text:span text:style-name="T20">mo409/aluno/chamada/{idChamada}/checkin</text:span></text:p>
          </table:table-cell>
        </table:table-row>
        <table:table-row>
          <table:table-cell table:style-name="Table8.A1" office:value-type="string">
            <text:p text:style-name="P50">Método</text:p>
          </table:table-cell>
          <table:table-cell table:style-name="Table8.B5" office:value-type="string">
            <text:p text:style-name="P76">GET</text:p>
          </table:table-cell>
        </table:table-row>
        <table:table-row>
          <table:table-cell table:style-name="Table8.A1" office:value-type="string">
            <text:p text:style-name="P100">Request</text:p>
          </table:table-cell>
          <table:table-cell table:style-name="Table8.B6" office:value-type="string">
            <text:list xml:id="list195736788565800" text:continue-numbering="true" text:style-name="L1">
              <text:list-item>
                <text:list>
                  <text:list-item>
                    <text:p text:style-name="P174">Header</text:p>
                    <text:list>
                      <text:list-item>
                        <text:p text:style-name="P174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8.A1" office:value-type="string">
            <text:p text:style-name="P50">Response</text:p>
          </table:table-cell>
          <table:table-cell table:style-name="Table8.B7" office:value-type="string">
            <text:p text:style-name="P91">Sucesso:</text:p>
            <text:list xml:id="list195735764255306" text:continue-numbering="true" text:style-name="L1">
              <text:list-item>
                <text:p text:style-name="P150">Header</text:p>
                <text:list>
                  <text:list-item>
                    <text:p text:style-name="P166">Content-Type: application/json</text:p>
                  </text:list-item>
                  <text:list-item>
                    <text:p text:style-name="P140">HTTP Status Code 200</text:p>
                  </text:list-item>
                </text:list>
              </text:list-item>
              <text:list-item>
                <text:p text:style-name="P140">Formato JSON:</text:p>
              </text:list-item>
            </text:list>
            <text:p text:style-name="P41">Exemplo:</text:p>
            <text:p text:style-name="P19">{</text:p>
            <text:p text:style-name="P31"><text:span text:style-name="T6"><text:s text:c="7"/>“</text:span><text:span text:style-name="T7">id</text:span><text:span text:style-name="T14">Tick</text:span><text:span text:style-name="T7">”</text:span><text:span text:style-name="T6">: “</text:span><text:span text:style-name="T7">1”</text:span><text:span text:style-name="T6">,</text:span></text:p>
            <text:p text:style-name="P19"><text:s text:c="7"/>“<text:span text:style-name="T26">dataHoraTick”</text:span>: "<text:span text:style-name="T26">20/05/2015 10:00</text:span>",</text:p>
            <text:p text:style-name="P20"><text:s text:c="7"/>“<text:span text:style-name="T15">idChamada”</text:span>: “<text:span text:style-name="T15">1”</text:span>,</text:p>
            <text:p text:style-name="P19"><text:s text:c="7"/>“<text:span text:style-name="T21">dataChamada”: “10/06/2015”,</text:span></text:p>
            <text:p text:style-name="P20"><text:s text:c="7"/>“<text:span text:style-name="T26">horaInicioChamada”</text:span>: “<text:span text:style-name="T26">20:00”</text:span>,</text:p>
            <text:p text:style-name="P19"><text:s text:c="7"/>“<text:span text:style-name="T21">turma”: </text:span></text:p>
            <text:p text:style-name="P125"><text:s text:c="16"/>{ </text:p>
            <text:p text:style-name="P125"><text:s text:c="24"/>“idTurma”: “1”,</text:p>
            <text:p text:style-name="P19"><text:s text:c="24"/>“<text:span text:style-name="T21">codTurma</text:span>”:”<text:span text:style-name="T21">A</text:span>”,</text:p>
            <text:p text:style-name="P19"><text:s text:c="24"/>“<text:span text:style-name="T21">codDisciplina</text:span>”:”<text:span text:style-name="T21">MO409</text:span>”,</text:p>
            <text:p text:style-name="P19"><text:s text:c="24"/>“<text:span text:style-name="T21">nomeDisciplina</text:span>”:”<text:span text:style-name="T21">Engenharia de Software I”,</text:span></text:p>
            <text:p text:style-name="P119"><text:soft-page-break/><text:s text:c="24"/>“<text:span text:style-name="T28">nomeProfessor”:”Eliane Martins”</text:span></text:p>
            <text:p text:style-name="P19"><text:s text:c="17"/><text:span text:style-name="T21">}</text:span></text:p>
            <text:p text:style-name="P19">}</text:p>
          </table:table-cell>
        </table:table-row>
      </table:table>
      <text:p text:style-name="P6"/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1">ID #</text:p>
          </table:table-cell>
          <table:table-cell table:style-name="Table9.B1" office:value-type="string">
            <text:p text:style-name="P85">9</text:p>
          </table:table-cell>
        </table:table-row>
        <table:table-row>
          <table:table-cell table:style-name="Table9.A1" office:value-type="string">
            <text:p text:style-name="P51">Descrição</text:p>
          </table:table-cell>
          <table:table-cell table:style-name="Table9.B2" office:value-type="string">
            <text:p text:style-name="P69"><text:span text:style-name="T24">Aluno</text:span> – <text:span text:style-name="T25">Fazer Checkout</text:span></text:p>
          </table:table-cell>
        </table:table-row>
        <table:table-row>
          <table:table-cell table:style-name="Table9.A1" office:value-type="string">
            <text:p text:style-name="P51">Perfil</text:p>
          </table:table-cell>
          <table:table-cell table:style-name="Table9.B3" office:value-type="string">
            <text:p text:style-name="P82">Aluno</text:p>
          </table:table-cell>
        </table:table-row>
        <table:table-row>
          <table:table-cell table:style-name="Table9.A1" office:value-type="string">
            <text:p text:style-name="P51">Recurso</text:p>
          </table:table-cell>
          <table:table-cell table:style-name="Table9.B4" office:value-type="string">
            <text:p text:style-name="P61">/<text:span text:style-name="T20">mo409/aluno/chamada/{idChamada}/checkout</text:span></text:p>
          </table:table-cell>
        </table:table-row>
        <table:table-row>
          <table:table-cell table:style-name="Table9.A1" office:value-type="string">
            <text:p text:style-name="P51">Método</text:p>
          </table:table-cell>
          <table:table-cell table:style-name="Table9.B5" office:value-type="string">
            <text:p text:style-name="P77">GET</text:p>
          </table:table-cell>
        </table:table-row>
        <table:table-row>
          <table:table-cell table:style-name="Table9.A1" office:value-type="string">
            <text:p text:style-name="P101">Request</text:p>
          </table:table-cell>
          <table:table-cell table:style-name="Table9.B6" office:value-type="string">
            <text:list xml:id="list195736769992207" text:continue-numbering="true" text:style-name="L1">
              <text:list-item>
                <text:list>
                  <text:list-item>
                    <text:p text:style-name="P175">Header</text:p>
                    <text:list>
                      <text:list-item>
                        <text:p text:style-name="P175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9.A1" office:value-type="string">
            <text:p text:style-name="P51">Response</text:p>
          </table:table-cell>
          <table:table-cell table:style-name="Table9.B7" office:value-type="string">
            <text:p text:style-name="P92">Sucesso:</text:p>
            <text:list xml:id="list195735378589934" text:continue-numbering="true" text:style-name="L1">
              <text:list-item>
                <text:p text:style-name="P151">Header</text:p>
                <text:list>
                  <text:list-item>
                    <text:p text:style-name="P167">Content-Type: application/json</text:p>
                  </text:list-item>
                  <text:list-item>
                    <text:p text:style-name="P141">HTTP Status Code 200</text:p>
                  </text:list-item>
                </text:list>
              </text:list-item>
              <text:list-item>
                <text:p text:style-name="P141">Formato JSON:</text:p>
              </text:list-item>
            </text:list>
            <text:p text:style-name="P42">Exemplo:</text:p>
            <text:p text:style-name="P21">{</text:p>
            <text:p text:style-name="P32"><text:span text:style-name="T6"><text:s text:c="7"/>“</text:span><text:span text:style-name="T7">id</text:span><text:span text:style-name="T14">Tick</text:span><text:span text:style-name="T7">”</text:span><text:span text:style-name="T6">: “</text:span><text:span text:style-name="T7">1”</text:span><text:span text:style-name="T6">,</text:span></text:p>
            <text:p text:style-name="P21"><text:s text:c="7"/>“<text:span text:style-name="T26">dataHoraTick”</text:span>: "<text:span text:style-name="T26">20/05/2015 10:00</text:span>",</text:p>
            <text:p text:style-name="P21"><text:s text:c="7"/>“<text:span text:style-name="T15">idChamada”</text:span>: “<text:span text:style-name="T15">1”</text:span>,</text:p>
            <text:p text:style-name="P21"><text:s text:c="7"/>“<text:span text:style-name="T21">dataChamada”: “10/06/2015”,</text:span></text:p>
            <text:p text:style-name="P21"><text:s text:c="7"/>“<text:span text:style-name="T26">horaInicioChamada”</text:span>: “<text:span text:style-name="T26">20:00”</text:span>,</text:p>
            <text:p text:style-name="P21"><text:s text:c="7"/>“<text:span text:style-name="T21">turma”: </text:span></text:p>
            <text:p text:style-name="P126"><text:s text:c="16"/>{ </text:p>
            <text:p text:style-name="P126"><text:s text:c="24"/>“idTurma”: “1”,</text:p>
            <text:p text:style-name="P21"><text:s text:c="24"/>“<text:span text:style-name="T21">codTurma</text:span>”:”<text:span text:style-name="T21">A</text:span>”,</text:p>
            <text:p text:style-name="P21"><text:s text:c="24"/>“<text:span text:style-name="T21">codDisciplina</text:span>”:”<text:span text:style-name="T21">MO409</text:span>”,</text:p>
            <text:p text:style-name="P21"><text:s text:c="24"/>“<text:span text:style-name="T21">nomeDisciplina</text:span>”:”<text:span text:style-name="T21">Engenharia de Software I”,</text:span></text:p>
            <text:p text:style-name="P119"><text:s text:c="24"/>“<text:span text:style-name="T28">nomeProfessor”:”Eliane Martins”</text:span></text:p>
            <text:p text:style-name="P21"><text:s text:c="17"/><text:span text:style-name="T21">}</text:span></text:p>
            <text:p text:style-name="P21">}</text:p>
          </table:table-cell>
        </table:table-row>
      </table:table>
      <text:p text:style-name="P7"/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1">ID #</text:p>
          </table:table-cell>
          <table:table-cell table:style-name="Table10.B1" office:value-type="string">
            <text:p text:style-name="P85">10</text:p>
          </table:table-cell>
        </table:table-row>
        <table:table-row>
          <table:table-cell table:style-name="Table10.A2" office:value-type="string">
            <text:p text:style-name="P52">Descrição</text:p>
          </table:table-cell>
          <table:table-cell table:style-name="Table10.B2" office:value-type="string">
            <text:p text:style-name="P70"><text:span text:style-name="T24">Aluno</text:span> – <text:span text:style-name="T27">Enviar Tick</text:span></text:p>
          </table:table-cell>
        </table:table-row>
        <text:soft-page-break/>
        <table:table-row>
          <table:table-cell table:style-name="Table10.A1" office:value-type="string">
            <text:p text:style-name="P52">Perfil</text:p>
          </table:table-cell>
          <table:table-cell table:style-name="Table10.B3" office:value-type="string">
            <text:p text:style-name="P83">Aluno</text:p>
          </table:table-cell>
        </table:table-row>
        <table:table-row>
          <table:table-cell table:style-name="Table10.A1" office:value-type="string">
            <text:p text:style-name="P52">Recurso</text:p>
          </table:table-cell>
          <table:table-cell table:style-name="Table10.B4" office:value-type="string">
            <text:p text:style-name="P62">/<text:span text:style-name="T20">mo409/aluno/chamada/{idChamada}/enviartick</text:span></text:p>
          </table:table-cell>
        </table:table-row>
        <table:table-row>
          <table:table-cell table:style-name="Table10.A1" office:value-type="string">
            <text:p text:style-name="P52">Método</text:p>
          </table:table-cell>
          <table:table-cell table:style-name="Table10.B5" office:value-type="string">
            <text:p text:style-name="P78">GET</text:p>
          </table:table-cell>
        </table:table-row>
        <table:table-row>
          <table:table-cell table:style-name="Table10.A1" office:value-type="string">
            <text:p text:style-name="P102">Request</text:p>
          </table:table-cell>
          <table:table-cell table:style-name="Table10.B6" office:value-type="string">
            <text:list xml:id="list195736636842686" text:continue-numbering="true" text:style-name="L1">
              <text:list-item>
                <text:list>
                  <text:list-item>
                    <text:p text:style-name="P176">Header</text:p>
                    <text:list>
                      <text:list-item>
                        <text:p text:style-name="P176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0.A1" office:value-type="string">
            <text:p text:style-name="P52">Response</text:p>
          </table:table-cell>
          <table:table-cell table:style-name="Table10.B7" office:value-type="string">
            <text:p text:style-name="P93">Sucesso:</text:p>
            <text:list xml:id="list195736219326421" text:continue-numbering="true" text:style-name="L1">
              <text:list-item>
                <text:p text:style-name="P152">Header</text:p>
                <text:list>
                  <text:list-item>
                    <text:p text:style-name="P168">Content-Type: application/json</text:p>
                  </text:list-item>
                  <text:list-item>
                    <text:p text:style-name="P142">HTTP Status Code 200</text:p>
                  </text:list-item>
                </text:list>
              </text:list-item>
              <text:list-item>
                <text:p text:style-name="P142">Formato JSON:</text:p>
              </text:list-item>
            </text:list>
            <text:p text:style-name="P43">Exemplo:</text:p>
            <text:p text:style-name="P22">{</text:p>
            <text:p text:style-name="P33"><text:span text:style-name="T6"><text:s text:c="7"/>“</text:span><text:span text:style-name="T7">id</text:span><text:span text:style-name="T14">Tick</text:span><text:span text:style-name="T7">”</text:span><text:span text:style-name="T6">: “</text:span><text:span text:style-name="T7">1”</text:span><text:span text:style-name="T6">,</text:span></text:p>
            <text:p text:style-name="P22"><text:s text:c="7"/>“<text:span text:style-name="T26">dataHoraTick”</text:span>: "<text:span text:style-name="T26">20/05/2015 10:00</text:span>",</text:p>
            <text:p text:style-name="P22"><text:s text:c="7"/>“<text:span text:style-name="T15">idChamada”</text:span>: “<text:span text:style-name="T15">1”</text:span>,</text:p>
            <text:p text:style-name="P22"><text:s text:c="7"/>“<text:span text:style-name="T21">dataChamada”: “10/06/2015”,</text:span></text:p>
            <text:p text:style-name="P22"><text:s text:c="7"/>“<text:span text:style-name="T26">horaInicioChamada”</text:span>: “<text:span text:style-name="T26">20:00”</text:span>,</text:p>
            <text:p text:style-name="P22"><text:s text:c="7"/>“<text:span text:style-name="T21">turma”: </text:span></text:p>
            <text:p text:style-name="P127"><text:s text:c="16"/>{ </text:p>
            <text:p text:style-name="P127"><text:s text:c="24"/>“idTurma”: “1”,</text:p>
            <text:p text:style-name="P22"><text:s text:c="24"/>“<text:span text:style-name="T21">codTurma</text:span>”:”<text:span text:style-name="T21">A</text:span>”,</text:p>
            <text:p text:style-name="P22"><text:s text:c="24"/>“<text:span text:style-name="T21">codDisciplina</text:span>”:”<text:span text:style-name="T21">MO409</text:span>”,</text:p>
            <text:p text:style-name="P22"><text:s text:c="24"/>“<text:span text:style-name="T21">nomeDisciplina</text:span>”:”<text:span text:style-name="T21">Engenharia de Software I”,</text:span></text:p>
            <text:p text:style-name="P119"><text:s text:c="24"/>“<text:span text:style-name="T28">nomeProfessor”:”Eliane Martins”</text:span></text:p>
            <text:p text:style-name="P22"><text:s text:c="17"/><text:span text:style-name="T21">}</text:span></text:p>
            <text:p text:style-name="P22">}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07:53:17.243860131</meta:creation-date>
    <dc:date>2015-06-12T19:57:35.025152613</dc:date>
    <meta:editing-duration>PT8H34M31S</meta:editing-duration>
    <meta:editing-cycles>29</meta:editing-cycles>
    <meta:generator>LibreOffice/4.2.8.2$Linux_X86_64 LibreOffice_project/420m0$Build-2</meta:generator>
    <meta:document-statistic meta:table-count="10" meta:image-count="0" meta:object-count="0" meta:page-count="9" meta:paragraph-count="380" meta:word-count="688" meta:character-count="7378" meta:non-whitespace-character-count="5032"/>
  </office:meta>
</office:document-meta>
</file>